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occupation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federal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federal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federal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federal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federal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federal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st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06:13:36.829500252</meta:creation-date>
    <meta:generator>LibreOffice/7.1.4.2$Linux_X86_64 LibreOffice_project/10$Build-2</meta:generator>
    <dc:date>2021-06-30T11:30:50.962180253</dc:date>
    <meta:editing-duration>PT4H26M45S</meta:editing-duration>
    <meta:editing-cycles>3</meta:editing-cycles>
    <meta:document-statistic meta:table-count="1" meta:cell-count="22" meta:object-count="0"/>
  </office:meta>
</office:document-meta>
</file>